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ArtifactProper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ArtifactProper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ArtifactProperty.setProperty(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ArtifactProperty.setOverwrite( boolean over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ArtifactProperty.do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IvyArtifactProperty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ArtifactProper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